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722cm"/>
    </style:style>
    <style:style style:name="co5" style:family="table-column">
      <style:table-column-properties fo:break-before="auto" style:column-width="3.9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precision-as-shown="true"/>
      <table:table table:name="Mat_Contenedor_Eestacio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EA</text:p>
          </table:table-cell>
          <table:table-cell/>
        </table:table-row>
        <table:table-row table:style-name="ro2">
          <table:table-cell table:style-name="ce1"/>
          <table:table-cell/>
        </table:table-row>
        <table:table-row table:style-name="ro1" table:number-rows-repeated="7">
          <table:table-cell table:number-columns-repeated="2"/>
        </table:table-row>
        <table:table-row table:style-name="ro3">
          <table:table-cell table:style-name="ce1" office:value-type="string" calcext:value-type="string">
            <office:annotation draw:style-name="gr1" draw:text-style-name="P1" svg:width="2.899cm" svg:height="1.781cm" svg:x="6.327cm" svg:y="4.347cm" draw:caption-point-x="-0.61cm" draw:caption-point-y="0.01cm">
              <dc:date>2015-03-23T00:00:00</dc:date>
              <text:p text:style-name="P1"><text:span text:style-name="T1">do table</text:span></text:p>
              <text:p text:style-name="P1"><text:span text:style-name="T1">from xhtml(html_estacion_contenedor)</text:span></text:p>
            </office:annotation>
            <text:p>Estaciones</text:p>
          </table:table-cell>
          <table:table-cell/>
        </table:table-row>
      </table:table>
      <table:table table:name="Mat_Parametro_Estacion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EA</text:p>
          </table:table-cell>
          <table:table-cell/>
        </table:table-row>
        <table:table-row table:style-name="ro4">
          <table:table-cell table:style-name="ce2"/>
          <table:table-cell/>
        </table:table-row>
        <table:table-row table:style-name="ro1" table:number-rows-repeated="7">
          <table:table-cell table:number-columns-repeated="2"/>
        </table:table-row>
        <table:table-row table:style-name="ro3">
          <table:table-cell table:style-name="ce1" office:value-type="string" calcext:value-type="string">
            <office:annotation draw:style-name="gr1" draw:text-style-name="P1" svg:width="2.899cm" svg:height="1.781cm" svg:x="6.322cm" svg:y="4.296cm" draw:caption-point-x="-0.61cm" draw:caption-point-y="0.01cm">
              <dc:date>2015-03-23T00:00:00</dc:date>
              <text:p text:style-name="P1"><text:span text:style-name="T1">do table</text:span></text:p>
              <text:p text:style-name="P1"><text:span text:style-name="T1">from xhtml(html_estacion_param)</text:span></text:p>
            </office:annotation>
            <text:p>Estacion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5:29:37.280842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12:25:56.557869202</meta:creation-date>
    <meta:generator>LibreOffice/4.3.5.2.0$Linux_X86_64 LibreOffice_project/430m0$Build-2</meta:generator>
    <dc:date>2015-03-23T15:31:46.097120357</dc:date>
    <meta:editing-duration>P3DT2H17M16S</meta:editing-duration>
    <meta:editing-cycles>23</meta:editing-cycles>
    <meta:document-statistic meta:table-count="2" meta:cell-count="4" meta:object-count="0"/>
  </office:meta>
</office:document-meta>
</file>